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4" table:number-rows-spanned="1">
            <text:p>if no more than one parallel process has to be calculated: then:</text:p>
          </table:table-cell>
          <table:covered-table-cell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For 16 combinations(time_T: 1, phases: 4, freqs:1) --→ 16 cor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t / fs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_max / fs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P_vals</text:p>
          </table:table-cell>
          <table:table-cell table:formula="of:=[.C6]/[.C5]*[.C6]/[.C5]" office:value-type="float" office:value="250000" calcext:value-type="float">
            <text:p>250000</text:p>
          </table:table-cell>
          <table:table-cell table:formula="of:=[.D6]/[.D5]*[.D6]/[.D5]" office:value-type="float" office:value="250000" calcext:value-type="float">
            <text:p>250000</text:p>
          </table:table-cell>
          <table:table-cell table:formula="of:=[.E6]/[.E5]*[.E6]/[.E5]" office:value-type="float" office:value="25000000" calcext:value-type="float">
            <text:p>25000000</text:p>
          </table:table-cell>
          <table:table-cell table:formula="of:=[.F6]/[.F5]*[.F6]/[.F5]" office:value-type="float" office:value="100000000" calcext:value-type="float">
            <text:p>100000000</text:p>
          </table:table-cell>
          <table:table-cell table:formula="of:=[.G6]/[.G5]*[.G6]/[.G5]" office:value-type="float" office:value="1000000" calcext:value-type="float">
            <text:p>1000000</text:p>
          </table:table-cell>
          <table:table-cell table:formula="of:=[.H6]/[.H5]*[.H6]/[.H5]" office:value-type="float" office:value="10000" calcext:value-type="float">
            <text:p>10000</text:p>
          </table:table-cell>
          <table:table-cell table:formula="of:=[.I6]/[.I5]*[.I6]/[.I5]" office:value-type="string" office:string-value="" calcext:value-type="error">
            <text:p>#DIV/0!</text:p>
          </table:table-cell>
          <table:table-cell table:formula="of:=[.J6]/[.J5]*[.J6]/[.J5]" office:value-type="string" office:string-value="" calcext:value-type="error">
            <text:p>#DIV/0!</text:p>
          </table:table-cell>
          <table:table-cell table:formula="of:=[.K6]/[.K5]*[.K6]/[.K5]" office:value-type="string" office:string-value="" calcext:value-type="error">
            <text:p>#DIV/0!</text:p>
          </table:table-cell>
          <table:table-cell table:formula="of:=[.L6]/[.L5]*[.L6]/[.L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ωₘₐₓ 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. Time / min</text:p>
          </table:table-cell>
          <table:table-cell office:value-type="float" office:value="1" calcext:value-type="float">
            <text:p>1</text:p>
          </table:table-cell>
          <table:table-cell table:formula="of:=[.$C$10]*[.D7]/[.$C$7]" office:value-type="float" office:value="1" calcext:value-type="float">
            <text:p>1</text:p>
          </table:table-cell>
          <table:table-cell table:formula="of:=[.$C$10]*[.E7]/[.$C$7]" office:value-type="float" office:value="100" calcext:value-type="float">
            <text:p>100</text:p>
          </table:table-cell>
          <table:table-cell table:formula="of:=[.$C$10]*[.F7]/[.$C$7]" office:value-type="float" office:value="400" calcext:value-type="float">
            <text:p>400</text:p>
          </table:table-cell>
          <table:table-cell table:formula="of:=[.$C$10]*[.G7]/[.$C$7]" office:value-type="float" office:value="4" calcext:value-type="float">
            <text:p>4</text:p>
          </table:table-cell>
          <table:table-cell table:formula="of:=[.$C$10]*[.H7]/[.$C$7]" office:value-type="float" office:value="0.04" calcext:value-type="float">
            <text:p>0.04</text:p>
          </table:table-cell>
          <table:table-cell table:formula="of:=[.$C$10]*[.I7]/[.$C$7]" office:value-type="string" office:string-value="" calcext:value-type="error">
            <text:p>#DIV/0!</text:p>
          </table:table-cell>
          <table:table-cell table:formula="of:=[.$C$10]*[.J7]/[.$C$7]" office:value-type="string" office:string-value="" calcext:value-type="error">
            <text:p>#DIV/0!</text:p>
          </table:table-cell>
          <table:table-cell table:formula="of:=[.$C$10]*[.K7]/[.$C$7]" office:value-type="string" office:string-value="" calcext:value-type="error">
            <text:p>#DIV/0!</text:p>
          </table:table-cell>
          <table:table-cell table:formula="of:=[.$C$10]*[.L7]/[.$C$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im. Time / h</text:p>
          </table:table-cell>
          <table:table-cell table:formula="of:=[.C10]/60" office:value-type="float" office:value="0.0166666666666667" calcext:value-type="float">
            <text:p>0.0166666666666667</text:p>
          </table:table-cell>
          <table:table-cell table:formula="of:=[.D10]/60" office:value-type="float" office:value="0.0166666666666667" calcext:value-type="float">
            <text:p>0.0166666666666667</text:p>
          </table:table-cell>
          <table:table-cell table:formula="of:=[.E10]/60" office:value-type="float" office:value="1.66666666666667" calcext:value-type="float">
            <text:p>1.66666666666667</text:p>
          </table:table-cell>
          <table:table-cell table:formula="of:=[.F10]/60" office:value-type="float" office:value="6.66666666666667" calcext:value-type="float">
            <text:p>6.66666666666667</text:p>
          </table:table-cell>
          <table:table-cell table:formula="of:=[.G10]/60" office:value-type="float" office:value="0.0666666666666667" calcext:value-type="float">
            <text:p>0.0666666666666667</text:p>
          </table:table-cell>
          <table:table-cell table:formula="of:=[.H10]/60" office:value-type="float" office:value="0.000666666666666667" calcext:value-type="float">
            <text:p>0.000666666666666667</text:p>
          </table:table-cell>
          <table:table-cell table:formula="of:=[.I10]/60" office:value-type="string" office:string-value="" calcext:value-type="error">
            <text:p>#DIV/0!</text:p>
          </table:table-cell>
          <table:table-cell table:formula="of:=[.J10]/60" office:value-type="string" office:string-value="" calcext:value-type="error">
            <text:p>#DIV/0!</text:p>
          </table:table-cell>
          <table:table-cell table:formula="of:=[.K10]/60" office:value-type="string" office:string-value="" calcext:value-type="error">
            <text:p>#DIV/0!</text:p>
          </table:table-cell>
          <table:table-cell table:formula="of:=[.L10]/6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Approx mem usage / MB</text:p>
          </table:table-cell>
          <table:table-cell table:formula="of:= 2*[.C7]* 8 / (1024*1024)" office:value-type="float" office:value="3.814697265625" calcext:value-type="float">
            <text:p>3.814697265625</text:p>
          </table:table-cell>
          <table:table-cell table:formula="of:= 2*[.D7]* 8 / (1024*1024)" office:value-type="float" office:value="3.814697265625" calcext:value-type="float">
            <text:p>3.814697265625</text:p>
          </table:table-cell>
          <table:table-cell table:formula="of:= 2*[.E7]* 8 / (1024*1024)" office:value-type="float" office:value="381.4697265625" calcext:value-type="float">
            <text:p>381.4697265625</text:p>
          </table:table-cell>
          <table:table-cell table:formula="of:= 2*[.F7]* 8 / (1024*1024)" office:value-type="float" office:value="1525.87890625" calcext:value-type="float">
            <text:p>1525.87890625</text:p>
          </table:table-cell>
          <table:table-cell table:formula="of:= 2*[.G7]* 8 / (1024*1024)" office:value-type="float" office:value="15.2587890625" calcext:value-type="float">
            <text:p>15.2587890625</text:p>
          </table:table-cell>
          <table:table-cell table:formula="of:= 2*[.H7]* 8 / (1024*1024)" office:value-type="float" office:value="0.152587890625" calcext:value-type="float">
            <text:p>0.152587890625</text:p>
          </table:table-cell>
          <table:table-cell table:formula="of:= 2*[.I7]* 8 / (1024*1024)" office:value-type="string" office:string-value="" calcext:value-type="error">
            <text:p>#DIV/0!</text:p>
          </table:table-cell>
          <table:table-cell table:formula="of:= 2*[.J7]* 8 / (1024*1024)" office:value-type="string" office:string-value="" calcext:value-type="error">
            <text:p>#DIV/0!</text:p>
          </table:table-cell>
          <table:table-cell table:formula="of:= 2*[.K7]* 8 / (1024*1024)" office:value-type="string" office:string-value="" calcext:value-type="error">
            <text:p>#DIV/0!</text:p>
          </table:table-cell>
          <table:table-cell table:formula="of:= 2*[.L7]* 8 / (1024*1024)" office:value-type="string" office:string-value="" calcext:value-type="error">
            <text:p>#DIV/0!</text:p>
          </table:table-cell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6 cpus → 24 worker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 → 1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4:40:38.657601278</meta:creation-date>
    <dc:date>2025-05-26T16:23:24.520369660</dc:date>
    <meta:editing-duration>PT1M45S</meta:editing-duration>
    <meta:editing-cycles>1</meta:editing-cycles>
    <meta:document-statistic meta:table-count="1" meta:cell-count="63" meta:object-count="0"/>
    <meta:generator>LibreOffice/24.2.7.2$Linux_X86_64 LibreOffice_project/420$Build-2</meta:generator>
  </office:meta>
</office:document-meta>
</file>